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d1c24" draw:textarea-horizontal-align="justify" draw:textarea-vertical-align="middle" draw:auto-grow-height="false" fo:min-height="1.726cm" fo:min-width="1.476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5.69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3.201cm" svg:height="2.317cm" draw:transform="rotate (2.21325202445401) translate (7.61634707504112cm 7.49704766346569cm)" svg:viewBox="0 0 3202 2318" svg:d="M0 147c559 25 1629-557 1605 438-17 676 103 1412 686 1733l520-16 391-115">
          <text:p/>
        </draw:path>
        <draw:path draw:style-name="gr2" draw:text-style-name="P2" draw:layer="layout" svg:width="1.428cm" svg:height="3.661cm" draw:transform="rotate (0.928340629135784) translate (2.76701775869127cm 5.45879882939282cm)" svg:viewBox="0 0 1429 3662" svg:d="M0 3662c392-225 1271-373 824-1277-252-511-359-1034-235-1604l269-457 383-235 188-89">
          <text:p/>
        </draw:path>
        <draw:path draw:style-name="gr2" draw:text-style-name="P2" draw:layer="layout" svg:width="2.168cm" svg:height="2.658cm" draw:transform="rotate (2.60036605254635) translate (3.96853659123509cm 10.939287333902cm)" svg:viewBox="0 0 2169 2659" svg:d="M0 2647c498 50 1191-29 1298-685 85-527-404-897-239-1424l384-468 433-70 293 14">
          <text:p/>
        </draw:path>
        <draw:path draw:style-name="gr2" draw:text-style-name="P2" draw:layer="layout" svg:width="2.455cm" svg:height="1.528cm" draw:transform="rotate (2.54975150423852) translate (3.89892408039281cm 8.79640451542822cm)" svg:viewBox="0 0 2456 1529" svg:d="M0 1475c648 258 982-479 1148-918l213-487 689-70 406 168">
          <text:p/>
        </draw:path>
        <draw:path draw:style-name="gr2" draw:text-style-name="P2" draw:layer="layout" svg:width="1.748cm" svg:height="3.156cm" draw:transform="rotate (-0.924326371856197) translate (5.33289282708643cm 10.0133262287644cm)" svg:viewBox="0 0 1749 3157" svg:d="M0 1c447-22 1256 277 917 946-243 481-704 943-306 1555l536 506 423 115 179 34">
          <text:p/>
        </draw:path>
        <draw:path draw:style-name="gr2" draw:text-style-name="P2" draw:layer="layout" svg:width="3.66cm" svg:height="2.891cm" draw:transform="rotate (-0.787492558499841) translate (6.58921221745409cm 10.7519349710817cm)" svg:viewBox="0 0 3661 2892" svg:d="M0 50c592-36 1317-232 1728 515 303 553-186 806 204 1352 430 603 1130 555 1643 889l86 86">
          <text:p/>
        </draw:path>
        <draw:path draw:style-name="gr2" draw:text-style-name="P2" draw:layer="layout" svg:width="3.362cm" svg:height="2.598cm" draw:transform="rotate (0.2769837522915) translate (7.79643062997055cm 5.43856055268672cm)" svg:viewBox="0 0 3363 2599" svg:d="M0 2598c545 9 2085-166 1419-1119-409-586 182-1154 664-1293l486-74 537-101 257-11">
          <text:p/>
        </draw:path>
        <draw:path draw:style-name="gr2" draw:text-style-name="P2" draw:layer="layout" svg:width="4.761cm" svg:height="1.311cm" svg:x="8.996cm" svg:y="8.06cm" svg:viewBox="0 0 4762 1312" svg:d="M0 855c610 50 1126 387 1750 448 1332 130 316-1227 1384-1222l611-81 651 163 366 203">
          <text:p/>
        </draw:path>
        <draw:path draw:style-name="gr2" draw:text-style-name="P2" draw:layer="layout" svg:width="4.442cm" svg:height="1.161cm" draw:transform="rotate (-0.324282175020546) translate (8.57483340316381cm 10.3411739914544cm)" svg:viewBox="0 0 4443 1162" svg:d="M0 84c686 83 1562-418 2009 356 241 417 662 865 1174 679l836-67 334-284 90-116">
          <text:p/>
        </draw:path>
        <draw:path draw:style-name="gr2" draw:text-style-name="P2" draw:layer="layout" svg:width="4.514cm" svg:height="0.903cm" draw:transform="rotate (-1.10706234454) translate (8.39622629653574cm 10.8633329496545cm)" svg:viewBox="0 0 4515 904" svg:d="M0 558c779 178 1478-320 2203-492 589-140 1270-76 1729 366l382 327 201 14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05:31:27.523698194</meta:creation-date>
    <dc:date>2018-07-18T05:52:03.496939604</dc:date>
    <meta:editing-duration>PT14M21S</meta:editing-duration>
    <meta:editing-cycles>2</meta:editing-cycles>
    <meta:generator>LibreOffice/6.0.5.2$Linux_X86_64 LibreOffice_project/00m0$Build-2</meta:generator>
    <meta:document-statistic meta:object-count="11"/>
  </office:meta>
</office:document-meta>
</file>